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f9ac" officeooo:paragraph-rsid="001bf9ac"/>
    </style:style>
    <style:style style:name="P2" style:family="paragraph" style:parent-style-name="Standard">
      <style:text-properties officeooo:rsid="001cd739" officeooo:paragraph-rsid="001cd739"/>
    </style:style>
    <style:style style:name="P3" style:family="paragraph" style:parent-style-name="Standard">
      <style:text-properties officeooo:rsid="001d0990" officeooo:paragraph-rsid="001d09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ornos de Desarrollo</text:p>
      <text:p text:style-name="P2">DAM</text:p>
      <text:p text:style-name="P3">Prueba de Ram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6:31:28.111000000</meta:creation-date>
    <dc:date>2024-12-04T17:29:39.072000000</dc:date>
    <meta:editing-duration>PT24M51S</meta:editing-duration>
    <meta:editing-cycles>3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3" meta:word-count="7" meta:character-count="39" meta:non-whitespace-character-count="35"/>
  </office:meta>
</office:document-meta>
</file>